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ckagesEntryObjectModelProvider.getRoo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sEntryObjectModelProvider.getSco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ckagesEntryObjectModelProvider.setRootScope( Scriptable root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sEntryObjectModelProvider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